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35mm"/>
    </style:style>
    <style:style style:name="co2" style:family="table-column">
      <style:table-column-properties fo:break-before="auto" style:column-width="114.37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color="#000000" style:font-name="Calibri"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visibility="collapse" table:default-cell-style-name="ce6"/>
        <table:table-column table:style-name="co2" table:visibility="collapse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SIMAP-APPLICATION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VULNERABILITY IDS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2_e22fd3bb6a7152bd7d07c7e8901c2451b601725f" xlink:type="simple">poi-3.10-FINAL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3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4_0c62b1db67f2a7cafd4dd55c41256a2fa0793191" xlink:type="simple">poi-ooxml-3.10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3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7_5d3ccc056b6f056dbf0dddfdf43894b9065a8f94" xlink:type="simple">dom4j-1.6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3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25_7999a63bfccbc7c247a9aea10d83d4272bd492c6" xlink:type="simple">log4j-1.2.16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3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29_153f2f92a786f12fc111d0111f709012df87c808" xlink:type="simple">postgresql-9.0-801.jdbc4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3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38_da217367fd25e88df52ba79e47658d4cf928b0d1" xlink:type="simple">commons-collections4-4.0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3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43_f8c15f08311e82198b35dc2db0a2d1cf8e9f8292" xlink:type="simple">keycloak-core-3.4.0.Final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3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49_a153c6f9744a3e9dd6feab5e210e1c9861362ec7" xlink:type="simple">bcprov-jdk15on-1.56.jar</text:a></text:p>
          </table:table-cell>
          <table:table-cell table:style-name="ce3" office:value-type="string" calcext:value-type="string">
            <text:p>cpe:2.3:a:bouncycastle:legion-of-the-bouncy-castle-java-crytography-api:1.56:*:*:*:*:*:*:*</text:p>
          </table:table-cell>
          <table:table-cell table:style-name="ce3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51_5dfa42af84584b4a862ea488da84bbbebbb06c35" xlink:type="simple">jackson-databind-2.5.4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3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58_f07c773f7b3a03c3801d405cadbdc93f7548e321" xlink:type="simple">simap-presentation-0.4.0-SNAPSHOT.war: jackson-databind-2.4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3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SIMAP-BUSINESS</text:p>
          </table:table-cell>
          <table:covered-table-cell table:number-columns-repeated="6" table:style-name="ce7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_e22fd3bb6a7152bd7d07c7e8901c2451b601725f" xlink:type="simple">poi-3.10-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5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3_0c62b1db67f2a7cafd4dd55c41256a2fa0793191" xlink:type="simple">poi-ooxml-3.10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5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6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0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5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7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36_7999a63bfccbc7c247a9aea10d83d4272bd492c6" xlink:type="simple">log4j-1.2.16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5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0_153f2f92a786f12fc111d0111f709012df87c808" xlink:type="simple">postgresql-9.0-801.jdbc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5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49_da217367fd25e88df52ba79e47658d4cf928b0d1" xlink:type="simple">commons-collections4-4.0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5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6" table:number-rows-spanned="1">
            <text:p>SIMAP-ENTITY</text:p>
          </table:table-cell>
          <table:covered-table-cell table:number-columns-repeated="5" table:style-name="ce7"/>
          <table:table-cell table:style-name="ce7"/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9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1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7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SIMAP-INTEGRATION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0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2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5_34ace9253b98b9aefef6d3423aed2d240aed1edc" xlink:type="simple">resteasy-jaxrs-3.0.9.Final.jar</text:a></text:p>
          </table:table-cell>
          <table:table-cell table:style-name="ce8" office:value-type="string" calcext:value-type="string">
            <text:p/>
          </table:table-cell>
          <table:table-cell table:style-name="ce5" office:value-type="string" calcext:value-type="string">
            <text:p><text:a xlink:href="https://ossindex.sonatype.org/component/pkg:maven/org.jboss.resteasy/resteasy-jaxrs@3.0.9.Final" xlink:type="simple">pkg:maven/org.jboss.resteasy/resteasy-jaxrs@3.0.9.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SIMAP-PRESENTATION</text:p>
          </table:table-cell>
          <table:covered-table-cell table:number-columns-repeated="6" table:style-name="ce7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8_7999a63bfccbc7c247a9aea10d83d4272bd492c6" xlink:type="simple">log4j-1.2.16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5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2_153f2f92a786f12fc111d0111f709012df87c808" xlink:type="simple">postgresql-9.0-801.jdbc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5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21_da217367fd25e88df52ba79e47658d4cf928b0d1" xlink:type="simple">commons-collections4-4.0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5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5_f07c773f7b3a03c3801d405cadbdc93f7548e321" xlink:type="simple">jackson-databind-2.4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0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6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48_e22fd3bb6a7152bd7d07c7e8901c2451b601725f" xlink:type="simple">poi-3.10-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5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50_0c62b1db67f2a7cafd4dd55c41256a2fa0793191" xlink:type="simple">poi-ooxml-3.10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5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53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SIMAP-UTIL</text:p>
          </table:table-cell>
          <table:covered-table-cell table:number-columns-repeated="6" table:style-name="ce7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0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8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25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27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31:41.937293037</meta:creation-date>
    <dc:date>2020-02-14T17:01:16.614074303</dc:date>
    <meta:editing-duration>PT5M57S</meta:editing-duration>
    <meta:editing-cycles>4</meta:editing-cycles>
    <meta:generator>LibreOffice/6.0.7.3$Linux_X86_64 LibreOffice_project/00m0$Build-3</meta:generator>
    <meta:document-statistic meta:table-count="1" meta:cell-count="292" meta:object-count="0"/>
  </office:meta>
</office:document-meta>
</file>